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221CA71B23F1E13F1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353cm" svg:stroke-color="#ff8d00" draw:marker-start="Circle" draw:marker-start-width="0.722cm" draw:marker-end="Circle" draw:marker-end-width="0.722cm" draw:fill="none" draw:textarea-vertical-align="middle" fo:padding-top="0.294cm" fo:padding-bottom="0.294cm" fo:padding-left="0.419cm" fo:padding-right="0.419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191cm"/>
    </style:style>
    <style:style style:name="P1" style:family="paragraph">
      <loext:graphic-properties draw:fill="none"/>
      <style:paragraph-properties fo:text-align="center"/>
      <style:text-properties fo:color="#ff8d00"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8d00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8d00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8d00" style:text-position="-33% 58%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10.582cm" svg:height="10.23cm" svg:x="1.2cm" svg:y="1.1cm">
            <draw:image xlink:href="Pictures/100000000000012C000001221CA71B23F1E13F1E.jpg" xlink:type="simple" xlink:show="embed" xlink:actuate="onLoad">
              <text:p/>
            </draw:image>
          </draw:frame>
          <draw:polyline draw:style-name="gr2" draw:text-style-name="P2" draw:layer="layout" svg:width="5.782cm" svg:height="4.904cm" draw:transform="rotate (1.36903626526435) translate (2.3cm 8.9cm)" svg:viewBox="0 0 5783 4905" draw:points="0,0 4491,0 4048,1826 5758,2701 5783,3819 3963,4905">
            <text:p/>
          </draw:polyline>
          <draw:frame draw:style-name="gr3" draw:text-style-name="P4" draw:layer="layout" svg:width="7.7cm" svg:height="2.501cm" svg:x="3.7cm" svg:y="6.17cm">
            <draw:text-box>
              <text:p text:style-name="P3"><text:span text:style-name="T1">marolo</text:span><text:span text:style-name="T2">D</text:span><text:span text:style-name="T2">AQ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7T10:14:47.711757567</dc:date>
    <meta:editing-duration>PT7M21S</meta:editing-duration>
    <meta:editing-cycles>3</meta:editing-cycles>
    <meta:generator>LibreOffice/5.3.7.2.0$Linux_X86_64 LibreOffice_project/30$Build-2</meta:generator>
    <meta:document-statistic meta:object-count="4"/>
  </office:meta>
</office:document-meta>
</file>